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order="none"/>
      <style:text-properties fo:font-size="20pt" style:font-size-asian="20pt" style:font-size-complex="20pt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language="de" fo:country="DE"/>
    </style:style>
  </office:automatic-styles>
  <office:body>
    <office:spreadsheet>
      <table:table table:name="Messung 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>
            <draw:frame table:end-cell-address="'Messung 1'.J22" table:end-x="0.485cm" table:end-y="0.123cm" draw:z-index="0" draw:style-name="gr1" draw:text-style-name="P1" svg:width="17.273cm" svg:height="8.999cm" svg:x="0.293cm" svg:y="0.157cm">
              <draw:object draw:notify-on-update-of-ranges="'Messung 1'.B3:'Messung 1'.B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">
            <text:p>0,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1.26">
            <text:p>1,2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4">
            <text:p>1,7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7">
            <text:p>1,7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8">
            <text:p>3,7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4">
            <text:p>5,0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3">
            <text:p>7,9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55">
            <text:p>10,5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57">
            <text:p>12,5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97">
            <text:p>17,9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.37">
            <text:p>21,3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.46">
            <text:p>26,4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97">
            <text:p>25,9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.98">
            <text:p>32,9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64">
            <text:p>40,6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.09">
            <text:p>45,0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9.15">
            <text:p>49,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.99">
            <text:p>61,99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'Messung 1'.I34" table:end-x="0.74cm" table:end-y="0.379cm" draw:z-index="1" draw:style-name="gr1" draw:text-style-name="P1" svg:width="9.887cm" svg:height="5.735cm" svg:x="2.144cm" svg:y="0.19cm">
              <draw:object draw:notify-on-update-of-ranges="'Messung 1'.B3:'Messung 1'.B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>
            <text:p>Diagramm</text:p>
          </table:table-cell>
          <table:table-cell table:number-columns-repeated="3"/>
        </table:table-row>
        <table:table-row table:style-name="ro1">
          <table:table-cell office:value-type="string">
            <text:p>Der Wert für i=0 ist nicht eingetragen.</text:p>
          </table:table-cell>
          <table:table-cell table:number-columns-repeated="3"/>
        </table:table-row>
        <table:table-row table:style-name="ro4">
          <table:table-cell office:value-type="string">
            <text:p>Der i-Wert entspricht im <text:span text:style-name="T1">Linien-Diagramm</text:span></text:p>
          </table:table-cell>
          <table:table-cell table:number-columns-repeated="3"/>
        </table:table-row>
        <table:table-row table:style-name="ro1">
          <table:table-cell office:value-type="string">
            <text:p>dem x-Wert und der r-Wert entspricht dem</text:p>
          </table:table-cell>
          <table:table-cell table:number-columns-repeated="3"/>
        </table:table-row>
        <table:table-row table:style-name="ro4">
          <table:table-cell office:value-type="string">
            <text:p>Y-Wert. Im <text:span text:style-name="T1">Blasendiagramm</text:span> in die Größe der</text:p>
          </table:table-cell>
          <table:table-cell table:number-columns-repeated="3"/>
        </table:table-row>
        <table:table-row table:style-name="ro1">
          <table:table-cell office:value-type="string">
            <text:p>Blasen der r-Wert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3">
          <table:table-cell table:style-name="ce3" office:value-type="string">
            <text:p>Erklärung</text:p>
          </table:table-cell>
          <table:table-cell table:number-columns-repeated="3"/>
        </table:table-row>
        <table:table-row table:style-name="ro4">
          <table:table-cell office:value-type="string">
            <text:p>Es wird eine Matrix von der Größe i erstellt und mir <text:span text:style-name="T1">Zufalls</text:span> Buchstaben(A-Z) gefüllt.</text:p>
          </table:table-cell>
          <table:table-cell table:number-columns-repeated="3"/>
        </table:table-row>
        <table:table-row table:style-name="ro4">
          <table:table-cell office:value-type="string">
            <text:p>Danach <text:span text:style-name="T1">prüft</text:span> ein Algorithmus, ob Buchstaben benachbart sind.</text:p>
          </table:table-cell>
          <table:table-cell table:number-columns-repeated="3"/>
        </table:table-row>
        <table:table-row table:style-name="ro1">
          <table:table-cell office:value-type="string">
            <text:p>Es wird gezählt, wie viele Buchstaben benachbart sind.</text:p>
          </table:table-cell>
          <table:table-cell table:number-columns-repeated="3"/>
        </table:table-row>
        <table:table-row table:style-name="ro1">
          <table:table-cell office:value-type="string">
            <text:p>Dies ist in der Tabelle mit r zu sehen.</text:p>
          </table:table-cell>
          <table:table-cell table:number-columns-repeated="3"/>
        </table:table-row>
        <table:table-row table:style-name="ro4">
          <table:table-cell office:value-type="string">
            <text:p>Man sieht einen <text:span text:style-name="T1">proportionalen</text:span> Anstieg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ei erneuter Messung könnte man feststellen, das nicht alle Werte gleich geblieben sind.</text:p>
          </table:table-cell>
          <table:table-cell table:number-columns-repeated="3"/>
        </table:table-row>
      </table:table>
      <table:table table:name="Messung 2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>
            <draw:frame table:end-cell-address="'Messung 2'.J22" table:end-x="0.819cm" table:end-y="0.187cm" draw:z-index="0" draw:style-name="gr1" draw:text-style-name="P1" svg:width="15.999cm" svg:height="8.999cm" svg:x="0.627cm" svg:y="0.221cm">
              <draw:object draw:notify-on-update-of-ranges="'Messung 2'.B3:'Messung 2'.B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8">
            <text:p>1,7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03">
            <text:p>5,0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64">
            <text:p>5,6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67">
            <text:p>11,6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84">
            <text:p>13,8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.58">
            <text:p>18,5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.46">
            <text:p>18,4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89">
            <text:p>17,8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.05">
            <text:p>28,0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.43">
            <text:p>32,4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.59">
            <text:p>35,59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69">
            <text:p>40,6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.18">
            <text:p>46,1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.81">
            <text:p>48,81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.09">
            <text:p>60,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5"/>
          <table:table-cell>
            <draw:frame table:end-cell-address="'Messung 2'.I33" table:end-x="1.825cm" table:end-y="0.22cm" draw:z-index="1" draw:style-name="gr1" draw:text-style-name="P1" svg:width="7.385cm" svg:height="4.154cm" svg:x="1.215cm" svg:y="0.131cm">
              <draw:object draw:notify-on-update-of-ranges="'Messung 2'.B3:'Messung 2'.B2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11">
          <table:table-cell table:number-columns-repeated="6"/>
        </table:table-row>
        <table:table-row table:style-name="ro3">
          <table:table-cell/>
          <table:table-cell table:style-name="ce2" office:value-type="string">
            <text:p>Differenz der beiden Messungen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[$'Messung 1'.$B$2]-[$'Messung 2'.$B$2]" office:value-type="float" office:value="0">
            <text:p>0</text:p>
          </table:table-cell>
          <table:table-cell table:formula="of:=ABS([.B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$'Messung 1'.$B$3]-[$'Messung 2'.$B$3]" office:value-type="float" office:value="0">
            <text:p>0</text:p>
          </table:table-cell>
          <table:table-cell table:formula="of:=ABS([.B41])" office:value-type="float" office:value="0">
            <text:p>0</text:p>
          </table:table-cell>
          <table:table-cell>
            <draw:frame table:end-cell-address="'Messung 2'.K61" table:end-x="0.293cm" table:end-y="0.066cm" draw:z-index="2" draw:style-name="gr1" draw:text-style-name="P1" svg:width="15.999cm" svg:height="8.999cm" svg:x="0.101cm" svg:y="0.1cm">
              <draw:object draw:notify-on-update-of-ranges="'Messung 2'.C41:'Messung 2'.C6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$'Messung 1'.$B$4]-[$'Messung 2'.$B$4]" office:value-type="float" office:value="-0.72">
            <text:p>-0,72</text:p>
          </table:table-cell>
          <table:table-cell table:formula="of:=ABS([.B42])" office:value-type="float" office:value="0.72">
            <text:p>0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$'Messung 1'.$B$5]-[$'Messung 2'.$B$5]" office:value-type="float" office:value="1.11">
            <text:p>1,11</text:p>
          </table:table-cell>
          <table:table-cell table:formula="of:=ABS([.B43])" office:value-type="float" office:value="1.11">
            <text:p>1,1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$'Messung 1'.$B$6]-[$'Messung 2'.$B$6]" office:value-type="float" office:value="-0.04">
            <text:p>-0,04</text:p>
          </table:table-cell>
          <table:table-cell table:formula="of:=ABS([.B44])"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$'Messung 1'.$B$7]-[$'Messung 2'.$B$7]" office:value-type="float" office:value="-0.64">
            <text:p>-0,64</text:p>
          </table:table-cell>
          <table:table-cell table:formula="of:=ABS([.B45])" office:value-type="float" office:value="0.64">
            <text:p>0,6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$'Messung 1'.$B$8]-[$'Messung 2'.$B$8]" office:value-type="float" office:value="-1.25">
            <text:p>-1,25</text:p>
          </table:table-cell>
          <table:table-cell table:formula="of:=ABS([.B46])" office:value-type="float" office:value="1.25">
            <text:p>1,2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$'Messung 1'.$B$9]-[$'Messung 2'.$B$9]" office:value-type="float" office:value="-0.6">
            <text:p>-0,6</text:p>
          </table:table-cell>
          <table:table-cell table:formula="of:=ABS([.B47])" office:value-type="float" office:value="0.6">
            <text:p>0,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$'Messung 1'.$B$10]-[$'Messung 2'.$B$10]" office:value-type="float" office:value="-0.0700000000000003">
            <text:p>-0,07</text:p>
          </table:table-cell>
          <table:table-cell table:formula="of:=ABS([.B48])" office:value-type="float" office:value="0.0700000000000003">
            <text:p>0,0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$'Messung 1'.$B$11]-[$'Messung 2'.$B$11]" office:value-type="float" office:value="-1.12">
            <text:p>-1,12</text:p>
          </table:table-cell>
          <table:table-cell table:formula="of:==ABS([.B49])" office:value-type="float" office:value="1.12">
            <text:p>1,1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$'Messung 1'.$B$12]-[$'Messung 2'.$B$12]" office:value-type="float" office:value="-1.27">
            <text:p>-1,27</text:p>
          </table:table-cell>
          <table:table-cell table:formula="of:=ABS([.B50])" office:value-type="float" office:value="1.27">
            <text:p>1,2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$'Messung 1'.$B$13]-[$'Messung 2'.$B$13]" office:value-type="float" office:value="-6.58">
            <text:p>-6,58</text:p>
          </table:table-cell>
          <table:table-cell table:formula="of:=ABS([.B51])" office:value-type="float" office:value="6.58">
            <text:p>6,5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$'Messung 1'.$B$14]-[$'Messung 2'.$B$14]" office:value-type="float" office:value="-0.490000000000002">
            <text:p>-0,49</text:p>
          </table:table-cell>
          <table:table-cell table:formula="of:=ABS([.B52])" office:value-type="float" office:value="0.490000000000002">
            <text:p>0,4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$'Messung 1'.$B$15]-[$'Messung 2'.$B$15]" office:value-type="float" office:value="3.48">
            <text:p>3,48</text:p>
          </table:table-cell>
          <table:table-cell table:formula="of:=ABS([.B53])" office:value-type="float" office:value="3.48">
            <text:p>3,4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$'Messung 1'.$B$16]-[$'Messung 2'.$B$16]" office:value-type="float" office:value="-1.59">
            <text:p>-1,59</text:p>
          </table:table-cell>
          <table:table-cell table:formula="of:=ABS([.B54])" office:value-type="float" office:value="1.59">
            <text:p>1,5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$'Messung 1'.$B$17]-[$'Messung 2'.$B$17]" office:value-type="float" office:value="-6.46">
            <text:p>-6,46</text:p>
          </table:table-cell>
          <table:table-cell table:formula="of:=ABS([.B55])" office:value-type="float" office:value="6.46">
            <text:p>6,4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$'Messung 1'.$B$18]-[$'Messung 2'.$B$18]" office:value-type="float" office:value="-2.61000000000001">
            <text:p>-2,61</text:p>
          </table:table-cell>
          <table:table-cell table:formula="of:=ABS([.B56])" office:value-type="float" office:value="2.61000000000001">
            <text:p>2,6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$'Messung 1'.$B$19]-[$'Messung 2'.$B$19]" office:value-type="float" office:value="-0.0499999999999972">
            <text:p>-0,05</text:p>
          </table:table-cell>
          <table:table-cell table:formula="of:=ABS([.B57])" office:value-type="float" office:value="0.0499999999999972">
            <text:p>0,0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$'Messung 1'.$B$20]-[$'Messung 2'.$B$20]" office:value-type="float" office:value="-1.09">
            <text:p>-1,09</text:p>
          </table:table-cell>
          <table:table-cell table:formula="of:=ABS([.B58])" office:value-type="float" office:value="1.09">
            <text:p>1,0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$'Messung 1'.$B$21]-[$'Messung 2'.$B$21]" office:value-type="float" office:value="0.339999999999996">
            <text:p>0,34</text:p>
          </table:table-cell>
          <table:table-cell table:formula="of:=ABS([.B59])" office:value-type="float" office:value="0.339999999999996">
            <text:p>0,3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$'Messung 1'.$B$22]-[$'Messung 2'.$B$22]" office:value-type="float" office:value="1.9">
            <text:p>1,9</text:p>
          </table:table-cell>
          <table:table-cell table:formula="of:=ABS([.B60])" office:value-type="float" office:value="1.9">
            <text:p>1,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ei i ist die Differenz d. a ist der Absolute Betrag von d. Es wurde Messung 1-Messung 2 gerechne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 sieht bei manchen stellen(z. B. 11 oder 15) ist der Absolute Betrag der Differenz über 6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i anderen Stellen(z. B. 2 oder 7) ist der Absolute Betrag aber auch unter 1.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rundsätzlich kann man sagen es gibt extreme Abweichungen bei den Messungen, aber mehr <text:span text:style-name="T1">Ähnlichkeiten.</text:span></text:p>
          </table:table-cell>
          <table:table-cell table:number-columns-repeated="4"/>
        </table:table-row>
        <table:table-row table:style-name="ro1">
          <table:table-cell table:number-columns-repeated="5"/>
          <table:table-cell>
            <draw:frame table:end-cell-address="'Messung 2'.J79" table:end-x="1.287cm" table:end-y="0.169cm" draw:z-index="3" draw:style-name="gr1" draw:text-style-name="P1" svg:width="10.155cm" svg:height="5.754cm" svg:x="0.165cm" svg:y="0.328cm">
              <draw:object draw:notify-on-update-of-ranges="'Messung 2'.C41:'Messung 2'.C6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4">
          <table:table-cell/>
          <table:table-cell office:value-type="string">
            <text:p>Bei dem <text:span text:style-name="T1">Blasendiagramm</text:span> kann man sehr schö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kennen wie groß die Differenz is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 gibt zwar mittig ein paar große Blase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ber die meisten Blasen sind eher klein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2.02.2019</text:date>, <text:time>15:25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Küthe</meta:initial-creator>
    <meta:creation-date>2019-02-02T14:27:03.56</meta:creation-date>
    <dc:date>2019-02-02T15:25:47.44</dc:date>
    <dc:creator>Marek Küthe</dc:creator>
    <meta:editing-duration>PT57M55S</meta:editing-duration>
    <meta:editing-cycles>47</meta:editing-cycles>
    <meta:generator>OpenOffice/4.1.6$Win32 OpenOffice.org_project/416m1$Build-9790</meta:generator>
    <meta:document-statistic meta:table-count="2" meta:cell-count="17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74cm" svg:height="9cm" xlink:href=".." xlink:type="simple" chart:class="chart:line" chart:style-name="ch1">
        <chart:title svg:x="7.813cm" svg:y="0.316cm" chart:style-name="ch2">
          <text:p>Statistik</text:p>
        </chart:title>
        <chart:plot-area chart:style-name="ch3" table:cell-range-address="'Messung 1'.B3:'Messung 1'.B22" svg:x="1.383cm" svg:y="1.635cm" svg:width="15.201cm" svg:height="6.177cm">
          <chartooo:coordinate-region svg:x="2.004cm" svg:y="1.847cm" svg:width="14.393cm" svg:height="5.292cm"/>
          <chart:axis chart:dimension="x" chart:name="primary-x" chart:style-name="ch4">
            <chart:title svg:x="7.735cm" svg:y="7.993cm" chart:style-name="ch5">
              <text:p>Größe der Matrix</text:p>
            </chart:title>
            <chart:grid chart:style-name="ch6" chart:class="major"/>
          </chart:axis>
          <chart:axis chart:dimension="y" chart:name="primary-y" chart:style-name="ch4">
            <chart:title svg:x="0.451cm" svg:y="7.162cm" chart:style-name="ch7">
              <text:p>Anzahl der Nachbar Buchstabem</text:p>
            </chart:title>
            <chart:grid chart:style-name="ch6" chart:class="major"/>
          </chart:axis>
          <chart:series chart:style-name="ch8" chart:values-cell-range-address="'Messung 1'.B3:'Messung 1'.B2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ung 1'.B3:'Messung 1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98">
                <text:p>32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99">
                <text:p>61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888cm" svg:height="5.736cm" xlink:href=".." xlink:type="simple" chart:class="chart:bubble" chart:style-name="ch1">
        <chart:title svg:x="4.12cm" svg:y="0.25cm" chart:style-name="ch2">
          <text:p>Statistik</text:p>
        </chart:title>
        <chart:plot-area chart:style-name="ch3" table:cell-range-address="'Messung 1'.B3:'Messung 1'.B22" svg:x="0.647cm" svg:y="1.371cm" svg:width="8.847cm" svg:height="3.831cm">
          <chartooo:coordinate-region svg:x="1.268cm" svg:y="1.583cm" svg:width="8.039cm" svg:height="2.946cm"/>
          <chart:axis chart:dimension="x" chart:name="primary-x" chart:style-name="ch4"/>
          <chart:axis chart:dimension="y" chart:name="primary-y" chart:style-name="ch4"/>
          <chart:series chart:style-name="ch5" chart:values-cell-range-address="'Messung 1'.B3:'Messung 1'.B22" chart:class="chart:bubbl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ung 1'.B3:'Messung 1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98">
                <text:p>32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99">
                <text:p>61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5cm" svg:y="0.347cm" chart:style-name="ch2">
          <text:p>Statistik</text:p>
        </chart:title>
        <chart:plot-area chart:style-name="ch3" table:cell-range-address="'Messung 2'.B3:'Messung 2'.B22" svg:x="1.358cm" svg:y="1.635cm" svg:width="14.002cm" svg:height="6.177cm">
          <chartooo:coordinate-region svg:x="1.979cm" svg:y="1.847cm" svg:width="13.195cm" svg:height="5.292cm"/>
          <chart:axis chart:dimension="x" chart:name="primary-x" chart:style-name="ch4">
            <chart:title svg:x="7.111cm" svg:y="7.993cm" chart:style-name="ch5">
              <text:p>Größe der Matrix</text:p>
            </chart:title>
            <chart:grid chart:style-name="ch6" chart:class="major"/>
          </chart:axis>
          <chart:axis chart:dimension="y" chart:name="primary-y" chart:style-name="ch4">
            <chart:title svg:x="0.451cm" svg:y="7.082cm" chart:style-name="ch7">
              <text:p>Anzahl der nachbar Buchstaben</text:p>
            </chart:title>
            <chart:grid chart:style-name="ch6" chart:class="major"/>
          </chart:axis>
          <chart:series chart:style-name="ch8" chart:values-cell-range-address="'Messung 2'.B3:'Messung 2'.B2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ung 2'.B3:'Messung 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9">
                <text:p>60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7.386cm" svg:height="4.155cm" xlink:href=".." xlink:type="simple" chart:class="chart:bubble" chart:style-name="ch1">
        <chart:plot-area chart:style-name="ch2" table:cell-range-address="'Messung 2'.B3:'Messung 2'.B22" svg:x="0.597cm" svg:y="0.467cm" svg:width="6.495cm" svg:height="3.185cm">
          <chartooo:coordinate-region svg:x="1.218cm" svg:y="0.679cm" svg:width="5.687cm" svg:height="2.3cm"/>
          <chart:axis chart:dimension="x" chart:name="primary-x" chart:style-name="ch3"/>
          <chart:axis chart:dimension="y" chart:name="primary-y" chart:style-name="ch3"/>
          <chart:series chart:style-name="ch4" chart:values-cell-range-address="'Messung 2'.B3:'Messung 2'.B22" chart:class="chart:bubble">
            <chart:data-point chart:repeated="2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ung 2'.B3:'Messung 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9">
                <text:p>60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8cm" svg:y="0.316cm" chart:style-name="ch2">
          <text:p>Differenz der beiden Messungen</text:p>
        </chart:title>
        <chart:plot-area chart:style-name="ch3" table:cell-range-address="'Messung 2'.C41:'Messung 2'.C60" svg:x="1.358cm" svg:y="1.635cm" svg:width="14.002cm" svg:height="6.177cm">
          <chartooo:coordinate-region svg:x="1.794cm" svg:y="1.847cm" svg:width="13.379cm" svg:height="5.292cm"/>
          <chart:axis chart:dimension="x" chart:name="primary-x" chart:style-name="ch4">
            <chart:title svg:x="7.111cm" svg:y="7.993cm" chart:style-name="ch5">
              <text:p>Größe der Matrix</text:p>
            </chart:title>
            <chart:grid chart:style-name="ch6" chart:class="major"/>
          </chart:axis>
          <chart:axis chart:dimension="y" chart:name="primary-y" chart:style-name="ch4">
            <chart:title svg:x="0.451cm" svg:y="7.135cm" chart:style-name="ch7">
              <text:p>Differenz der beiden Messungen</text:p>
            </chart:title>
            <chart:grid chart:style-name="ch6" chart:class="major"/>
          </chart:axis>
          <chart:series chart:style-name="ch8" chart:values-cell-range-address="'Messung 2'.C41:'Messung 2'.C6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ung 2'.C41:'Messung 2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0000000000002">
                <text:p>0.490000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1000000000001">
                <text:p>2.61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9999999999996">
                <text:p>0.339999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0.156cm" svg:height="5.755cm" xlink:href=".." xlink:type="simple" chart:class="chart:bubble" chart:style-name="ch1">
        <chart:plot-area chart:style-name="ch2" table:cell-range-address="'Messung 2'.C41:'Messung 2'.C60" svg:x="0.653cm" svg:y="0.595cm" svg:width="9.097cm" svg:height="4.625cm">
          <chartooo:coordinate-region svg:x="1.274cm" svg:y="0.808cm" svg:width="8.289cm" svg:height="3.739cm"/>
          <chart:axis chart:dimension="x" chart:name="primary-x" chart:style-name="ch3"/>
          <chart:axis chart:dimension="y" chart:name="primary-y" chart:style-name="ch3"/>
          <chart:series chart:style-name="ch4" chart:values-cell-range-address="'Messung 2'.C41:'Messung 2'.C60" chart:class="chart:bubble">
            <chart:data-point chart:repeated="2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ung 2'.C41:'Messung 2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0000000000002">
                <text:p>0.490000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1000000000001">
                <text:p>2.61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9999999999996">
                <text:p>0.339999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